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ain.run( CommandLineParser parser , String [ ] arg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2">
            <text:p text:style-name="Table_20_Contents">112</text:p>
          </table:table-cell>
        </table:table-row>
        <table:table-row>
          <table:table-cell office:value-type="string">
            <text:p text:style-name="Table_20_Contents">Main.initSettings( CommandLine line , Ivy iv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Main.getExtraClasspathFileList( CommandLine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ain.outputCachePath( Ivy ivy , File cache , ModuleDescriptor md , String [ ] confs , String out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Main.initMessage( CommandLine line , Ivy iv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.invoke( Ivy ivy , File cache , ModuleDescriptor md , String [ ] confs , List fileList , String mainclass , String [ ] args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7">
            <text:p text:style-name="Table_20_Contents">7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Main.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.get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0">
            <text:p text:style-name="Table_20_Contents">80</text:p>
          </table:table-cell>
        </table:table-row>
        <table:table-row>
          <table:table-cell office:value-type="string">
            <text:p text:style-name="Table_20_Contents">Main.usage( CommandLineParser parser , boolean showDepreca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in.configureURLHandler( String realm , String host , String username , String passw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n.M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